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A2C00000114C4C80A5BA07FC3CA.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Roboto, 'Helvetica Neue', Arial, 'Noto Sans', 'Liberation Sans', sans-serif, 'Apple Color Emoji', 'Segoe UI Emoji', 'Segoe UI Symbol', 'Noto Color Emoji'"/>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ext_20_body" style:list-style-name="L1"/>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1">
      <style:paragraph-properties fo:margin-top="0cm" fo:margin-bottom="0cm" style:contextual-spacing="false"/>
      <style:text-properties officeooo:paragraph-rsid="001c330e"/>
    </style:style>
    <style:style style:name="P5" style:family="paragraph" style:parent-style-name="Text_20_body" style:list-style-name="L1">
      <style:paragraph-properties fo:margin-top="0cm" fo:margin-bottom="0cm" style:contextual-spacing="false"/>
      <style:text-properties officeooo:rsid="001f085b" officeooo:paragraph-rsid="001f085b"/>
    </style:style>
    <style:style style:name="P6" style:family="paragraph" style:parent-style-name="Text_20_body" style:list-style-name="L1">
      <style:paragraph-properties fo:margin-top="0cm" fo:margin-bottom="0cm" style:contextual-spacing="false"/>
      <style:text-properties officeooo:rsid="001c330e" officeooo:paragraph-rsid="001c330e"/>
    </style:style>
    <style:style style:name="P7" style:family="paragraph" style:parent-style-name="Text_20_body" style:list-style-name="L1" style:master-page-name="">
      <loext:graphic-properties draw:fill="none"/>
      <style:paragraph-properties fo:margin-left="0cm" fo:margin-right="0cm" fo:margin-top="0cm" fo:margin-bottom="0cm" style:contextual-spacing="false" fo:line-height="115%" fo:text-align="justify" style:justify-single-word="false" fo:text-indent="0cm" style:auto-text-indent="false" style:page-number="auto" fo:background-color="transparent"/>
    </style:style>
    <style:style style:name="P8" style:family="paragraph" style:parent-style-name="Text_20_body" style:list-style-name="L1">
      <style:paragraph-properties fo:margin-top="0cm" fo:margin-bottom="0cm" style:contextual-spacing="false" fo:text-align="justify" style:justify-single-word="false"/>
      <style:text-properties officeooo:rsid="00212dbd" officeooo:paragraph-rsid="00212dbd"/>
    </style:style>
    <style:style style:name="T1" style:family="text">
      <style:text-properties officeooo:rsid="001a59af"/>
    </style:style>
    <style:style style:name="T2" style:family="text">
      <style:text-properties fo:font-variant="normal" fo:text-transform="none" fo:color="#212529" loext:opacity="100%" style:font-name="apple-system" fo:font-size="12pt" fo:letter-spacing="normal" fo:font-style="normal" fo:font-weight="normal" officeooo:rsid="001f085b"/>
    </style:style>
    <style:style style:name="T3" style:family="text">
      <style:text-properties officeooo:rsid="001ccaf6"/>
    </style:style>
    <style:style style:name="T4" style:family="text">
      <style:text-properties officeooo:rsid="001dca28"/>
    </style:style>
    <style:style style:name="T5" style:family="text">
      <style:text-properties officeooo:rsid="001f085b"/>
    </style:style>
    <style:style style:name="T6" style:family="text">
      <style:text-properties officeooo:rsid="001c330e"/>
    </style:style>
    <style:style style:name="T7" style:family="text">
      <style:text-properties fo:font-weight="bold" style:font-weight-asian="bold" style:font-weight-complex="bold"/>
    </style:style>
    <style:style style:name="T8" style:family="text">
      <style:text-properties fo:font-weight="bold" officeooo:rsid="001c330e" style:font-weight-asian="bold" style:font-weight-complex="bold"/>
    </style:style>
    <style:style style:name="T9" style:family="text">
      <style:text-properties fo:font-weight="bold" officeooo:rsid="001a59af" style:font-weight-asian="bold" style:font-weight-complex="bold"/>
    </style:style>
    <style:style style:name="T10" style:family="text">
      <style:text-properties officeooo:rsid="00212dbd"/>
    </style:style>
    <style:style style:name="T11" style:family="text">
      <style:text-properties officeooo:rsid="00214aca"/>
    </style:style>
    <style:style style:name="T12" style:family="text">
      <style:text-properties officeooo:rsid="00216262"/>
    </style:style>
    <style:style style:name="T13" style:family="text">
      <style:text-properties officeooo:rsid="00226656"/>
    </style:style>
    <style:style style:name="T14" style:family="text">
      <style:text-properties officeooo:rsid="0024003b"/>
    </style:style>
    <style:style style:name="T15" style:family="text">
      <style:text-properties officeooo:rsid="00261be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029476452" text:style-name="L1">
        <text:list-header>
          <text:p text:style-name="P5"><text:span text:style-name="T7">Φοιτητής:</text:span> Ευστάθιος Ιωσηφίδης iis21027</text:p>
          <text:p text:style-name="P3"/>
        </text:list-header>
        <text:list-item>
          <text:p text:style-name="P3">(α) <text:span text:style-name="T7">Όνομα (τίτλο</text:span><text:span text:style-name="T9">ς</text:span><text:span text:style-name="T7">) της ΕΔ:</text:span> <text:span text:style-name="T5">Υποβολή </text:span><text:span text:style-name="T10">ψηφιακής </text:span><text:span text:style-name="T5">αίτησης </text:span><text:span text:style-name="T15">για</text:span><text:span text:style-name="T4"> έ</text:span><text:span text:style-name="T3">κδοση </text:span><text:span text:style-name="T1">Ευρωπαϊκή</text:span><text:span text:style-name="T3">ς</text:span><text:span text:style-name="T1"> Κάρτα</text:span><text:span text:style-name="T3">ς</text:span><text:span text:style-name="T1"> Ασφάλισης Ασθενείας</text:span></text:p>
          <text:p text:style-name="P3"/>
        </text:list-item>
        <text:list-item>
          <text:p text:style-name="P3">(β) τις αρχικές εισροές και τις τελικές εκροές της,</text:p>
          <text:list>
            <text:list-item>
              <text:p text:style-name="P4"><text:span text:style-name="T8">Εισροές:</text:span><text:span text:style-name="T6"> </text:span><text:span text:style-name="T5">Κωδικοί ΑΑΔΕ (TAXISnet), ΑΜΚΑ, απαιτούμενα στοιχεία στην ηλεκτρονική εφαρμογή</text:span><text:span text:style-name="T2"> </text:span></text:p>
            </text:list-item>
            <text:list-item>
              <text:p text:style-name="P6"><text:span text:style-name="T7">Εκροές:</text:span> <text:span text:style-name="T13">Ευρωπαϊκή Κάρτα Ασφάλισης</text:span></text:p>
            </text:list-item>
          </text:list>
          <text:p text:style-name="P3"/>
        </text:list-item>
        <text:list-item>
          <text:p text:style-name="P3">(γ) <text:span text:style-name="T7">μια σύντομη περιγραφή της διαδικασίας,</text:span></text:p>
          <text:list>
            <text:list-header>
              <text:p text:style-name="P7">Η διαδικασία αφορά στην έκδοση Ευρωπαϊκής Κάρτας Ασφάλισης Ασθένειας (ΕΚΑΑ), η οποία παρέχεται σε όσους έχουν ενεργή ασφαλιστική ικανότητα στον e-ΕΦΚΑ. <text:span text:style-name="T12">Ο ασφαλισμένος εισέρχεται στην ιστοσελίδα του e-ΕΦΚΑ (είτε άμεσα είτε έμμεσα, μέσω της πύλης gov.gr). Εισάγει τους κωδικούς της ΑΑΔΕ για να εισέλθει στο σύστημα. Στην συνέχεια του ζητείται να καταχωρήσει το ΑΜΚΑ του για να γίνει έλεγχος ασφαλιστικών προϋποθέσεων για την έκδοση της κάρτας. </text:span><text:span text:style-name="T13">Αφού περάσει τον έλεγχο,</text:span><text:span text:style-name="T12"> του ζητείται να εισάγει </text:span><text:span text:style-name="T13">(ή να ελέγξει την εγκυρότητα)</text:span><text:span text:style-name="T12"> ονοματεπώνυμο στα λατινικά, επιθυμητή ημερομηνία έναρξης ισχύος της κάρτας, τα στοιχεία διεύθυνσης κατοικίας, τα στοιχεία επικοινωνίας. Τελικά αποθηκεύει ή εκτυπώνει το πιστοποιητικό προσωρινής αντικατάστασης και σε 10 μέρες παραλαμβάνει </text:span><text:span text:style-name="T13">ταχυδρομικά</text:span><text:span text:style-name="T12"> την κάρτα.</text:span></text:p>
            </text:list-header>
          </text:list>
        </text:list-item>
      </text:list>
      <text:p text:style-name="P1"/>
      <text:list xml:id="list171233096778244" text:continue-numbering="true" text:style-name="L1">
        <text:list-item>
          <text:p text:style-name="P3">(δ) <text:span text:style-name="T7">μια σύντομη αιτιολόγηση της επιλογής σας</text:span>,</text:p>
          <text:list>
            <text:list-header>
              <text:p text:style-name="P8">Η <text:span text:style-name="T11">ψηφιακή </text:span>έκδοση της <text:span text:style-name="T11">Ευρωπαϊκής Κάρτας Ασφάλισης αποτελεί </text:span><text:span text:style-name="T13">διαδικασία </text:span><text:span text:style-name="T11">γιατί δέχεται εισροές από τον πολίτη και </text:span><text:span text:style-name="T14">ως εκροή </text:span><text:span text:style-name="T11">εκδίδεται </text:span><text:span text:style-name="T13">η</text:span><text:span text:style-name="T11"> Ευρωπαϊκή Κάρτα Ασφάλισης. </text:span><text:span text:style-name="T13">Διενεργούνται ένα σύνολο από δραστηριότητες στον οργανισμό (ΕΦΚΑ) για να εξυπηρετήσουν την ανάγκη του πολίτη, να αποκτήσει την Ευρωπαϊκή Κάρτα Ασφάλισης, προκειμένου να έχ</text:span><text:span text:style-name="T14">ει</text:span><text:span text:style-name="T13"> πρόσβαση σε ιατρικά αναγκαία, κρατική περίθαλψη κατά την προσωρινή διαμονή του σε μια από τις 27 χώρες της ΕΕ, την Ισλανδία, το Λιχτενστάιν, τη Νορβηγία και την Ελβετία, με τους ίδιους όρους και το ίδιο κόστος (σε ορισμένες χώρες, δωρεάν) με τους ασφαλισμένους της εν λόγω χώρας.</text:span></text:p>
            </text:list-header>
          </text:list>
          <text:p text:style-name="P2"/>
        </text:list-item>
        <text:list-item>
          <text:p text:style-name="P2">(ε) <text:span text:style-name="T7">τη διαγραμματική απεικόνιση (δραστηριότητες) της ΕΔ</text:span>.</text:p>
        </text:list-item>
      </text:list>
      <text:p text:style-name="Standard"><draw:frame draw:style-name="fr1" draw:name="Εικόνα1" text:anchor-type="char" svg:width="18.992cm" svg:height="2.641cm" draw:z-index="0"><draw:image xlink:href="Pictures/1000000100000A2C00000114C4C80A5BA07FC3CA.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Roboto, 'Helvetica Neue', Arial, 'Noto Sans', 'Liberation Sans',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l" fo:country="G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l" fo:country="G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Ευστάθιος Ιωσηφίδης</meta:initial-creator>
    <meta:creation-date>2021-03-31T17:53:37.288276422</meta:creation-date>
    <meta:generator>LibreOffice/7.4.1.2$Linux_X86_64 LibreOffice_project/40$Build-2</meta:generator>
    <dc:date>2022-10-11T17:12:31.522916419</dc:date>
    <meta:editing-duration>PT1H9M46S</meta:editing-duration>
    <meta:editing-cycles>16</meta:editing-cycles>
    <meta:document-statistic meta:table-count="0" meta:image-count="1" meta:object-count="0" meta:page-count="1" meta:paragraph-count="14" meta:word-count="280" meta:character-count="1858" meta:non-whitespace-character-count="1601"/>
  </office:meta>
</office:document-meta>
</file>